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ing_20_1">
      <style:paragraph-properties fo:margin-top="0cm" fo:margin-bottom="0.499cm" style:contextual-spacing="false"/>
      <style:text-properties fo:font-size="20pt" style:text-underline-style="solid" style:text-underline-width="auto" style:text-underline-color="font-color" fo:font-weight="bold" officeooo:rsid="0006c96a" officeooo:paragraph-rsid="0006c96a" style:font-size-asian="20pt" style:font-weight-asian="bold" style:font-size-complex="20pt" style:font-weight-complex="bold"/>
    </style:style>
    <style:style style:name="P2" style:family="paragraph" style:parent-style-name="List_20_Contents">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text-properties officeooo:paragraph-rsid="000687ea"/>
    </style:style>
    <style:style style:name="P5" style:family="paragraph" style:parent-style-name="Preformatted_20_Text">
      <style:paragraph-properties fo:margin-top="0cm" fo:margin-bottom="0.499cm" style:contextual-spacing="false"/>
      <style:text-properties officeooo:paragraph-rsid="000687ea"/>
    </style:style>
    <style:style style:name="P6" style:family="paragraph" style:parent-style-name="Preformatted_20_Text">
      <style:paragraph-properties fo:margin-top="0cm" fo:margin-bottom="0.499cm" style:contextual-spacing="false"/>
      <style:text-properties officeooo:paragraph-rsid="0006c96a"/>
    </style:style>
    <style:style style:name="P7" style:family="paragraph" style:parent-style-name="Preformatted_20_Text">
      <style:text-properties officeooo:paragraph-rsid="0006c96a"/>
    </style:style>
    <style:style style:name="P8" style:family="paragraph" style:parent-style-name="Preformatted_20_Text">
      <style:paragraph-properties fo:margin-top="0cm" fo:margin-bottom="0.499cm" style:contextual-spacing="false"/>
      <style:text-properties fo:font-size="20pt" style:text-underline-style="solid" style:text-underline-width="auto" style:text-underline-color="font-color" fo:font-weight="bold" officeooo:rsid="0006c96a" officeooo:paragraph-rsid="0006c96a" style:font-size-asian="20pt" style:font-weight-asian="bold" style:font-size-complex="20pt" style:font-weight-complex="bold"/>
    </style:style>
    <style:style style:name="P9" style:family="paragraph" style:parent-style-name="Preformatted_20_Text">
      <style:paragraph-properties fo:margin-top="0cm" fo:margin-bottom="0.499cm" style:contextual-spacing="false" fo:break-before="page"/>
      <style:text-properties fo:font-size="20pt" style:text-underline-style="solid" style:text-underline-width="auto" style:text-underline-color="font-color" fo:font-weight="bold" officeooo:rsid="0006c96a" officeooo:paragraph-rsid="0006c96a" style:font-size-asian="20pt" style:font-weight-asian="bold" style:font-size-complex="20pt" style:font-weight-complex="bold"/>
    </style:style>
    <style:style style:name="P10" style:family="paragraph" style:parent-style-name="Preformatted_20_Text">
      <style:paragraph-properties fo:margin-left="1cm" fo:margin-right="0cm" fo:text-indent="0cm" style:auto-text-indent="false"/>
    </style:style>
    <style:style style:name="P11" style:family="paragraph" style:parent-style-name="Preformatted_20_Text">
      <style:paragraph-properties fo:margin-left="1cm" fo:margin-right="0cm" fo:margin-top="0cm" fo:margin-bottom="0.499cm" style:contextual-spacing="false" fo:text-indent="0cm" style:auto-text-indent="false"/>
    </style:style>
    <style:style style:name="P12" style:family="paragraph" style:parent-style-name="Standard">
      <style:paragraph-properties fo:break-before="page"/>
      <style:text-properties fo:font-size="21pt" officeooo:rsid="000687ea" officeooo:paragraph-rsid="000687ea" style:font-size-asian="21pt" style:font-size-complex="21pt"/>
    </style:style>
    <style:style style:name="P13" style:family="paragraph" style:parent-style-name="Standard">
      <style:text-properties fo:font-size="21pt" officeooo:rsid="000687ea" officeooo:paragraph-rsid="000687ea" style:font-size-asian="21pt" style:font-size-complex="21pt"/>
    </style:style>
    <style:style style:name="P14" style:family="paragraph" style:parent-style-name="Standard">
      <style:text-properties fo:font-size="12pt" officeooo:rsid="000687ea" officeooo:paragraph-rsid="000687ea" style:font-size-asian="12pt" style:font-size-complex="12pt"/>
    </style:style>
    <style:style style:name="P15" style:family="paragraph" style:parent-style-name="Text_20_body">
      <style:paragraph-properties fo:margin-top="0cm" fo:margin-bottom="0cm" style:contextual-spacing="false"/>
    </style:style>
    <style:style style:name="T1" style:family="text">
      <style:text-properties officeooo:rsid="000687ea"/>
    </style:style>
    <style:style style:name="T2" style:family="text">
      <style:text-properties fo:language="es" fo:country="E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687ea" style:font-weight-asian="bold" style:font-weight-complex="bold"/>
    </style:style>
    <style:style style:name="T6" style:family="text">
      <style:text-properties officeooo:rsid="0006c96a"/>
    </style:style>
    <style:style style:name="T7"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da12"/>ft_printf tutorial — 42 project</text:h>
      <text:p text:style-name="Text_20_body"><text:bookmark text:name="7a93"/>ft_printf is a project that mimics the real printf function.<text:line-break/>Although wide in scope, it’s not a difficult project.</text:p>
      <text:p text:style-name="Text_20_body"><text:bookmark text:name="e380"/>THINGS TO KEEP IN MIND before starting off:<text:line-break/>Conversions to handle: <text:span text:style-name="Strong_20_Emphasis">csdiupxX%</text:span><text:line-break/>Flags to handle: <text:span text:style-name="Strong_20_Emphasis">0-.*<text:line-break/></text:span>Value to <text:span text:style-name="Strong_20_Emphasis">return</text:span>: length of the printed string (int).</text:p>
      <text:p text:style-name="Text_20_body"><text:bookmark text:name="c5a0"/>Reading the <text:span text:style-name="Strong_20_Emphasis">man</text:span> multiple times while coding will counter-intuitively save you a lot of time on special cases. I’ll just leave this one here as an example:</text:p>
      <text:p text:style-name="Preformatted_20_Text"><text:bookmark text:name="5bb6"/>&gt; man 3 printf</text:p>
      <text:p text:style-name="Preformatted_20_Text">[..]</text:p>
      <text:p text:style-name="Preformatted_20_Text">If the 0 and - flags both appear, the 0 flag is ignored. <text:s/>If a precision is given with a numeric conversion (d, i, o, u, x, and X), the 0 flag is ignored.</text:p>
      <text:p text:style-name="P3">[..]</text:p>
      <text:p text:style-name="Text_20_body"><text:bookmark text:name="7330"/>Since we need to print stuff, we will use the function <text:span text:style-name="Strong_20_Emphasis">write()</text:span> extensively in this project. Remember that write() is a function of type int that returns the number of characters printed out.<text:line-break/>This could be useful for printf return value : wink wink :</text:p>
      <text:p text:style-name="Text_20_body"><text:bookmark text:name="68bb"/>Our final repo will look similar to this:</text:p>
      <text:p text:style-name="Preformatted_20_Text"><text:bookmark text:name="1c34"/>.</text:p>
      <text:p text:style-name="Preformatted_20_Text">├── includes/</text:p>
      <text:p text:style-name="Preformatted_20_Text">├── libft/</text:p>
      <text:p text:style-name="Preformatted_20_Text">├── srcs/</text:p>
      <text:p text:style-name="P3">├── Makefile</text:p>
      <text:p text:style-name="Text_20_body"/>
      <text:p text:style-name="Text_20_body"><text:bookmark text:name="150e"/>1 — CREATE A STRUCT<text:line-break/>print<text:span text:style-name="Emphasis">f</text:span> prints stuff in a specified <text:span text:style-name="Emphasis">f</text:span>ormat, such as left aligned, right aligned, zero-padded, etc.<text:line-break/>These infos are given by the flags, and we need to stock these infos in a struct in order to print the string correctly.<text:line-break/>There are many ways of doing a struct, this is a just an example.</text:p>
      <text:p text:style-name="Preformatted_20_Text"><text:bookmark text:name="7dd4"/>typedef struct s_print <text:s text:c="22"/></text:p>
      <text:p text:style-name="Preformatted_20_Text">{ <text:s text:c="23"/></text:p>
      <text:p text:style-name="Preformatted_20_Text"><text:s text:c="6"/>va_list <text:s/>args; <text:s text:c="3"/># arg to print out <text:s text:c="19"/></text:p>
      <text:p text:style-name="Preformatted_20_Text"><text:s text:c="6"/>int <text:s text:c="2"/>wdt; <text:s text:c="7"/># width <text:s text:c="15"/></text:p>
      <text:p text:style-name="Preformatted_20_Text"><text:s text:c="6"/>int <text:s text:c="2"/>prc; <text:s text:c="7"/># precision <text:s text:c="13"/></text:p>
      <text:p text:style-name="Preformatted_20_Text"><text:s text:c="6"/>int <text:s text:c="2"/>zero; <text:s text:c="6"/># zero padding <text:s text:c="14"/></text:p>
      <text:p text:style-name="Preformatted_20_Text"><text:s text:c="6"/>int <text:s text:c="2"/>pnt; <text:s text:c="7"/># . <text:s text:c="4"/></text:p>
      <text:p text:style-name="Preformatted_20_Text"><text:s text:c="6"/>int <text:s text:c="2"/>dash; <text:s text:c="6"/># - <text:s text:c="14"/></text:p>
      <text:p text:style-name="Preformatted_20_Text"><text:s text:c="6"/>int <text:s text:c="2"/>tl; <text:s text:c="8"/># total_length (return value) <text:s text:c="13"/></text:p>
      <text:p text:style-name="Preformatted_20_Text"><text:s text:c="6"/>int <text:s text:c="2"/>sign; <text:s text:c="6"/># pos or neg number <text:s text:c="14"/></text:p>
      <text:p text:style-name="Preformatted_20_Text"><text:s text:c="6"/>int <text:s text:c="2"/>is_zero; <text:s text:c="3"/># is number zero <text:s text:c="16"/></text:p>
      <text:p text:style-name="Preformatted_20_Text"><text:s text:c="6"/>int <text:s text:c="2"/>perc; <text:s text:c="6"/># % <text:s text:c="14"/></text:p>
      <text:p text:style-name="Preformatted_20_Text"><text:s text:c="6"/>int <text:s text:c="2"/>sp; <text:s text:c="8"/># space flag ' ' <text:s text:c="11"/></text:p>
      <text:p text:style-name="P3">} <text:s text:c="3"/>t_print;</text:p>
      <text:p text:style-name="Text_20_body"><text:bookmark text:name="75e9"/>After defining your struct, you have to initialise it in your srcs/ft_printf.c:</text:p>
      <text:p text:style-name="Preformatted_20_Text"><text:bookmark text:name="d301"/><text:soft-page-break/>t_print *ft_initialise_tab(t_print *tab) <text:s text:c="22"/></text:p>
      <text:p text:style-name="Preformatted_20_Text">{ <text:s text:c="22"/></text:p>
      <text:p text:style-name="Preformatted_20_Text"><text:s text:c="6"/>tab-&gt;wdt = 0; <text:s text:c="7"/># we set everything to 0, false <text:s text:c="7"/></text:p>
      <text:p text:style-name="Preformatted_20_Text"><text:s text:c="6"/>tab-&gt;prc = 0; <text:s text:c="23"/></text:p>
      <text:p text:style-name="Preformatted_20_Text"><text:s text:c="6"/>tab-&gt;zero = 0; <text:s text:c="23"/></text:p>
      <text:p text:style-name="Preformatted_20_Text"><text:s text:c="6"/>tab-&gt;pnt = 0; <text:s text:c="23"/></text:p>
      <text:p text:style-name="Preformatted_20_Text"><text:s text:c="6"/>tab-&gt;sign = 0; <text:s text:c="23"/></text:p>
      <text:p text:style-name="Preformatted_20_Text"><text:s text:c="6"/>tab-&gt;tl = 0; <text:s text:c="23"/></text:p>
      <text:p text:style-name="Preformatted_20_Text"><text:s text:c="6"/>tab-&gt;is_zero = 0; <text:s text:c="23"/></text:p>
      <text:p text:style-name="Preformatted_20_Text"><text:s text:c="6"/>tab-&gt;dash = 0; <text:s text:c="23"/></text:p>
      <text:p text:style-name="Preformatted_20_Text"><text:s text:c="6"/>tab-&gt;perc = 0; <text:s text:c="23"/></text:p>
      <text:p text:style-name="Preformatted_20_Text"><text:s text:c="6"/>tab-&gt;sp = 0; <text:s text:c="23"/></text:p>
      <text:p text:style-name="Preformatted_20_Text"><text:s text:c="6"/>return (tab); <text:s text:c="22"/></text:p>
      <text:p text:style-name="Preformatted_20_Text">}<text:bookmark text:name="50b3"/>int ft_printf(const char *format, ...)</text:p>
      <text:p text:style-name="Preformatted_20_Text">{</text:p>
      <text:p text:style-name="Preformatted_20_Text"><text:s text:c="3"/>t_print *tab;</text:p>
      <text:p text:style-name="Preformatted_20_Text"><text:s text:c="23"/></text:p>
      <text:p text:style-name="Preformatted_20_Text"><text:s text:c="3"/>tab = (t_print *)malloc(sizeof(t_print)); <text:s text:c="23"/></text:p>
      <text:p text:style-name="Preformatted_20_Text"><text:s text:c="3"/>if (!tab) <text:s text:c="24"/></text:p>
      <text:p text:style-name="Preformatted_20_Text"><text:s text:c="7"/>return (-1);</text:p>
      <text:p text:style-name="Preformatted_20_Text"><text:s text:c="3"/>ft_initialise_tab(tab)</text:p>
      <text:p text:style-name="P3">}</text:p>
      <text:p text:style-name="Text_20_body"><text:bookmark text:name="a4e5"/>2 — CREATE A LOOP 🍭</text:p>
      <text:p text:style-name="Text_20_body"><text:bookmark text:name="dd15"/>Your ft_printf will loop through a string and will evaluate it. <text:line-break/>As long as the string is not a %, you will keep printing what you read. <text:line-break/>When you encounter a %, you will know there is a variable to print.</text:p>
      <text:p text:style-name="Preformatted_20_Text"><text:bookmark text:name="34a5"/>int ft_printf(const char *format, ...)</text:p>
      <text:p text:style-name="Preformatted_20_Text">{</text:p>
      <text:p text:style-name="Preformatted_20_Text"><text:s text:c="3"/>int i;</text:p>
      <text:p text:style-name="Preformatted_20_Text"><text:s text:c="3"/>int ret;</text:p>
      <text:p text:style-name="Preformatted_20_Text"><text:s text:c="3"/>t_print *tab;</text:p>
      <text:p text:style-name="Preformatted_20_Text"><text:s text:c="23"/></text:p>
      <text:p text:style-name="Preformatted_20_Text"><text:s text:c="3"/>tab = (t_print *)malloc(sizeof(t_print)); <text:s text:c="23"/></text:p>
      <text:p text:style-name="Preformatted_20_Text"><text:s text:c="3"/>if (!tab) <text:s text:c="24"/></text:p>
      <text:p text:style-name="Preformatted_20_Text"><text:s text:c="7"/>return (-1);</text:p>
      <text:p text:style-name="Preformatted_20_Text"><text:s text:c="3"/>ft_initialise_tab(tab)</text:p>
      <text:p text:style-name="Preformatted_20_Text"><text:s text:c="3"/>va_start(tab-&gt;args, format);</text:p>
      <text:p text:style-name="Preformatted_20_Text"><text:s text:c="3"/>i = -1;</text:p>
      <text:p text:style-name="Preformatted_20_Text"><text:s text:c="3"/>ret = 0;</text:p>
      <text:p text:style-name="Preformatted_20_Text"><text:s text:c="3"/>while (format[++i]) # while the string exists</text:p>
      <text:p text:style-name="Preformatted_20_Text"><text:s text:c="3"/>{ </text:p>
      <text:p text:style-name="Preformatted_20_Text"><text:s text:c="6"/>if (format[i] == '%') # if the current char is %</text:p>
      <text:p text:style-name="Preformatted_20_Text"><text:s text:c="9"/>i = ft_eval_format(tab, format, i + 1); # evaluate format**</text:p>
      <text:p text:style-name="Preformatted_20_Text"><text:s text:c="6"/>else</text:p>
      <text:p text:style-name="Preformatted_20_Text"><text:s text:c="9"/>ret += write(1, &amp;format[i], 1); # print what you read</text:p>
      <text:p text:style-name="Preformatted_20_Text"><text:s text:c="4"/>}</text:p>
      <text:p text:style-name="Preformatted_20_Text"><text:s text:c="4"/>va_end(tab-&gt;args);</text:p>
      <text:p text:style-name="Preformatted_20_Text"><text:s text:c="4"/>ret += tab-&gt;tl;</text:p>
      <text:p text:style-name="Preformatted_20_Text"><text:s text:c="4"/>free (tab);</text:p>
      <text:p text:style-name="Preformatted_20_Text"><text:s text:c="4"/>return (ret);</text:p>
      <text:p text:style-name="Preformatted_20_Text">}<text:bookmark text:name="3641"/># [**] why i + 1 ? </text:p>
      <text:p text:style-name="P3"># because we start evaluate from the character after the %</text:p>
      <text:p text:style-name="Text_20_body"><text:bookmark text:name="b9ac"/>Once you encounter a %, you’ll need to evaluate your format, for ex. with a function ft_eval_format(). <text:line-break/>Your ft_eval_format function will probably be another <text:span text:style-name="Strong_20_Emphasis">loop</text:span> that, in pseudo code, will look like this:</text:p>
      <text:p text:style-name="Preformatted_20_Text"><text:bookmark text:name="1a33"/>while not udcsupxX%</text:p>
      <text:p text:style-name="Preformatted_20_Text"><text:s text:c="2"/>if (format[pos] == '.')</text:p>
      <text:p text:style-name="Preformatted_20_Text"><text:soft-page-break/><text:s text:c="6"/>tab-&gt;pnt = 1; # we set it to true, 1</text:p>
      <text:p text:style-name="Preformatted_20_Text"><text:s text:c="6"/>pos++;</text:p>
      <text:p text:style-name="Preformatted_20_Text"><text:s text:c="2"/>if (format[pos] == '-')</text:p>
      <text:p text:style-name="Preformatted_20_Text"><text:s text:c="6"/>tab-&gt;dash = 1;</text:p>
      <text:p text:style-name="Preformatted_20_Text"><text:s text:c="6"/>pos++;</text:p>
      <text:p text:style-name="P3">// etc</text:p>
      <text:p text:style-name="Text_20_body"><text:bookmark text:name="9646"/>Once you break out of this loop, it means you have encountered a conversion. You’ll then need an <text:span text:style-name="Strong_20_Emphasis">if-else</text:span> to choose the right conversion type, like this, always in pseudo code:</text:p>
      <text:p text:style-name="Preformatted_20_Text"><text:bookmark text:name="bf89"/>if (format[pos] == 'c')</text:p>
      <text:p text:style-name="Preformatted_20_Text"><text:s text:c="3"/>ft_print_char(tab);</text:p>
      <text:p text:style-name="Preformatted_20_Text">if (format[pos] == 'd' || format[pos] == 'i')</text:p>
      <text:p text:style-name="Preformatted_20_Text"><text:s text:c="3"/>ft_print_integer(tab);</text:p>
      <text:p text:style-name="P3">//etc</text:p>
      <text:p text:style-name="Text_20_body"><text:bookmark text:name="bace"/>Now it’s time to use the information you saved in your struct to print the string in the correct format, here’s an example for the<text:span text:style-name="Strong_20_Emphasis"> c</text:span> conversion:</text:p>
      <text:p text:style-name="Preformatted_20_Text"><text:bookmark text:name="d7ef"/>void ft_print_char(t_print *tab) <text:s text:c="22"/></text:p>
      <text:p text:style-name="Preformatted_20_Text">{ <text:s text:c="23"/></text:p>
      <text:p text:style-name="Preformatted_20_Text"><text:s text:c="4"/>char a; <text:s text:c="21"/></text:p>
      <text:p text:style-name="Preformatted_20_Text"><text:s text:c="26"/></text:p>
      <text:p text:style-name="Preformatted_20_Text"><text:s text:c="4"/>a = va_arg(tab-&gt;args, int); <text:s/># variadic function</text:p>
      <text:p text:style-name="Preformatted_20_Text"><text:s text:c="4"/>ft_update_tab(tab, 1); <text:s text:c="5"/># calculate special cases and length <text:s text:c="21"/></text:p>
      <text:p text:style-name="Preformatted_20_Text"><text:s text:c="4"/>if (tab-&gt;wdt &amp;&amp; !tab-&gt;dash) <text:s/># if width and not - flag</text:p>
      <text:p text:style-name="Preformatted_20_Text"><text:s text:c="8"/>ft_right_cs(tab, 0); <text:s text:c="4"/># handle right alignment</text:p>
      <text:p text:style-name="Preformatted_20_Text"><text:s text:c="4"/>tab-&gt;tl += write(1, &amp;a, 1); <text:s/># print char</text:p>
      <text:p text:style-name="Preformatted_20_Text"><text:s text:c="4"/>if (tab-&gt;wdt &amp;&amp; tab-&gt;dash) <text:s text:c="2"/># if width and - flag <text:s text:c="5"/></text:p>
      <text:p text:style-name="Preformatted_20_Text"><text:s text:c="8"/>ft_left_cs(tab, 0); <text:s text:c="5"/># handle left alignment <text:s text:c="16"/></text:p>
      <text:p text:style-name="P3">}</text:p>
      <text:p text:style-name="Text_20_body"><text:bookmark text:name="1a54"/>There is still one thing to keep in mind, <text:span text:style-name="Strong_20_Emphasis">variadic functions</text:span>.</text:p>
      <text:p text:style-name="P15"/>
      <text:p text:style-name="Text_20_body"><text:a xlink:type="simple" xlink:href="https://pixabay.com/it/?utm_source=link-attribution&amp;utm_medium=referral&amp;utm_campaign=image&amp;utm_content=2919087" office:target-frame-name="_blank" xlink:show="new" text:style-name="Internet_20_link" text:visited-style-name="Visited_20_Internet_20_Link"><text:bookmark text:name="2e1c"/></text:a>3 — VARIADIC FUNCTIONS</text:p>
      <text:p text:style-name="Text_20_body"><text:bookmark text:name="8658"/>Variadic functions are functions whose total number of elements is unknown at the beginning.<text:line-break/>For ex, you could printf(“%s %d”, “hello”, 0), which is 2 things, or printf(“%s %d %c”, “hello”, 0, ‘w’), which is 3 things.<text:line-break/>And so on and so forth. You don’t know how many things you’ll have to print before actually starting printing.<text:line-break/>We already used variadic functions above, let’s do a quick recap.</text:p>
      <text:p text:style-name="Text_20_body"><text:bookmark text:name="c25c"/>How to declare, initialise, move through and close a variadic function.</text:p>
      <text:p text:style-name="Preformatted_20_Text"><text:bookmark text:name="f966"/><text:span text:style-name="Strong_20_Emphasis">va_list args</text:span>; # declaration<text:bookmark text:name="5e55"/><text:span text:style-name="Strong_20_Emphasis">va_start(args, format)</text:span># we initialise it, </text:p>
      <text:p text:style-name="Preformatted_20_Text"><text:s text:c="22"/># passing the <text:span text:style-name="Strong_20_Emphasis">name of the variable</text:span> args and</text:p>
      <text:p text:style-name="Preformatted_20_Text"><text:s text:c="22"/># the <text:span text:style-name="Strong_20_Emphasis">last known element</text:span>, in our case format</text:p>
      <text:p text:style-name="Preformatted_20_Text"><text:s text:c="22"/># from ft_printf(const char *format,...)<text:bookmark text:name="257c"/># in our function, every time we encounter a conversion csdipuxX%</text:p>
      <text:p text:style-name="Preformatted_20_Text"># we need to move to that variable (string, char, int etc.) </text:p>
      <text:p text:style-name="Preformatted_20_Text"># to read its value (see above, ft_print_char)</text:p>
      <text:p text:style-name="Preformatted_20_Text"><text:span text:style-name="Strong_20_Emphasis">va_arg(args, int)</text:span> # every time, we call va_arg()</text:p>
      <text:p text:style-name="Preformatted_20_Text"><text:s text:c="18"/># to move to the next variable in memory</text:p>
      <text:p text:style-name="Preformatted_20_Text"><text:s text:c="18"/># we pass the <text:span text:style-name="Strong_20_Emphasis">name of the variable</text:span> args and</text:p>
      <text:p text:style-name="Preformatted_20_Text"><text:s text:c="18"/># the <text:span text:style-name="Strong_20_Emphasis">type of the variable</text:span> to va_arg<text:bookmark text:name="5e84"/><text:span text:style-name="Strong_20_Emphasis">va_end(args)</text:span> # when we are done, we close this function in </text:p>
      <text:p text:style-name="P3"><text:s text:c="13"/># this way, see above ft_printf()</text:p>
      <text:p text:style-name="Text_20_body"><text:bookmark text:name="ff37"/><text:soft-page-break/>Here a quick table for each conversion type:</text:p>
      <text:p text:style-name="Preformatted_20_Text"><text:bookmark text:name="2947"/>c = va_arg(args, int)</text:p>
      <text:p text:style-name="Preformatted_20_Text">s = va_arg(args, char *)</text:p>
      <text:p text:style-name="Preformatted_20_Text">d = va_arg(args, int)</text:p>
      <text:p text:style-name="Preformatted_20_Text">i = va_arg(args, int)</text:p>
      <text:p text:style-name="Preformatted_20_Text">u = va_arg(args, unsigned int)</text:p>
      <text:p text:style-name="Preformatted_20_Text">p = va_arg(args, unsigned long)# or </text:p>
      <text:p text:style-name="Preformatted_20_Text"><text:s text:c="31"/>#(unsigned long)va_arg(args, void *);</text:p>
      <text:p text:style-name="Preformatted_20_Text">x = va_arg(args, unsigned int)</text:p>
      <text:p text:style-name="P3">X = va_arg(args, unsigned int)</text:p>
      <text:p text:style-name="Text_20_body"><text:bookmark text:name="f259"/>4 — TIPS</text:p>
      <text:p text:style-name="Text_20_body"><text:bookmark text:name="082e"/>Length and how to fit width and precision into the right length will take a great deal of your time. Be patient, start from unit tests and read the man.</text:p>
      <text:p text:style-name="Text_20_body"><text:bookmark text:name="f2bd"/>5 — TESTERS (I suggest to use them in this order, from basic to advance)</text:p>
      <text:p text:style-name="Preformatted_20_Text"><text:a xlink:type="simple" xlink:href="https://github.com/gavinfielder/pft" office:target-frame-name="_blank" xlink:show="new" text:style-name="Internet_20_link" text:visited-style-name="Visited_20_Internet_20_Link"><text:bookmark text:name="13d4"/>https://github.com/gavinfielder/pft</text:a> # basic unit tests</text:p>
      <text:p text:style-name="Preformatted_20_Text"><text:a xlink:type="simple" xlink:href="https://github.com/Mazoise/42TESTERS-PRINTF" office:target-frame-name="_blank" xlink:show="new" text:style-name="Internet_20_link" text:visited-style-name="Visited_20_Internet_20_Link">https://github.com/Mazoise/42TESTERS-PRINTF</text:a> # multiple flags</text:p>
      <text:p text:style-name="P3"><text:a xlink:type="simple" xlink:href="https://github.com/cacharle/ft_printf_test" office:target-frame-name="_blank" xlink:show="new" text:style-name="Internet_20_link" text:visited-style-name="Visited_20_Internet_20_Link">https://github.com/cacharle/ft_printf_test</text:a> # randomly generated </text:p>
      <text:p text:style-name="Text_20_body"><text:bookmark text:name="91d9"/>6 — OTHER TEST CASES tested by moulinette</text:p>
      <text:p text:style-name="Preformatted_20_Text"><text:bookmark text:name="c654"/>INT_MIN and INT_MAX for d and i</text:p>
      <text:p text:style-name="Preformatted_20_Text">%2000.0008% multiple zeros for precision with % conversion </text:p>
      <text:p text:style-name="P3"><text:s text:c="12"/>with and without width</text:p>
      <text:p text:style-name="Standard"><text:line-break/></text:p>
      <text:p text:style-name="P12">Traducción</text:p>
      <text:p text:style-name="P13"/>
      <text:p text:style-name="P14">ft_printf es un proyecto que imita la función printf real.</text:p>
      <text:p text:style-name="P14">Aunque tiene un <text:span text:style-name="T2">alcance</text:span> amplio, no es un proyecto difícil.</text:p>
      <text:p text:style-name="P14">COSAS A TENER EN CUENTA antes de partir:</text:p>
      <text:p text:style-name="P14">Conversiones a manejar: csdiupxX%</text:p>
      <text:p text:style-name="P14">Banderas a manejar: 0-.*</text:p>
      <text:p text:style-name="P14">Valor a devolver: longitud de la cadena impresa (int).</text:p>
      <text:p text:style-name="P14">Leer al man varias veces mientras codifica, de manera contraria a la intuición, le ahorrará mucho tiempo en casos especiales. Dejaré este aquí como ejemplo:</text:p>
      <text:p text:style-name="P14">&gt; man 3 printf</text:p>
      <text:p text:style-name="P14">[..]</text:p>
      <text:p text:style-name="P14">Si aparecen los indicadores 0 y -, el indicador 0 se ignora. Si se proporciona una precisión con una conversión numérica (d, i, o, u, x y X), se ignora el indicador 0.</text:p>
      <text:p text:style-name="P14">[..]</text:p>
      <text:p text:style-name="P14">Como necesitamos imprimir cosas, usaremos ampliamente la función write() en este proyecto. Recuerde que write() es una función de tipo int que devuelve el número de caracteres impresos.</text:p>
      <text:p text:style-name="P14">Esto podría ser útil para el valor de retorno de printf: guiño guiño:</text:p>
      <text:p text:style-name="P14">Nuestro repositorio final será similar a este:</text:p>
      <text:p text:style-name="P14"/>
      <text:p text:style-name="P4"><text:bookmark text:name="Còpia de 1c34 1"/>.</text:p>
      <text:p text:style-name="P4">├── includes/</text:p>
      <text:p text:style-name="P4">├── libft/</text:p>
      <text:p text:style-name="P4">├── srcs/</text:p>
      <text:p text:style-name="P5">├── Makefile</text:p>
      <text:p text:style-name="P5"/>
      <text:p text:style-name="P5">1 - CREA UNA ESTRUCTURA</text:p>
      <text:p text:style-name="P5">printf imprime cosas en un formato específico, como alineado a la izquierda, alineado a la derecha, relleno con ceros, etc.</text:p>
      <text:p text:style-name="P5">Esta información viene dada por las banderas y necesitamos almacenar esta información en una estructura para poder imprimir la cadena correctamente.</text:p>
      <text:p text:style-name="P5">Hay muchas maneras de hacer una estructura, este es sólo un ejemplo.</text:p>
      <text:p text:style-name="P4"><text:bookmark text:name="Còpia de 7dd4 1"/>typedef struct s_print <text:s text:c="22"/></text:p>
      <text:p text:style-name="P4">{ <text:s text:c="23"/></text:p>
      <text:p text:style-name="P4"><text:s text:c="6"/>va_list <text:s/>args; <text:s text:c="3"/># arg to print out <text:s text:c="19"/></text:p>
      <text:p text:style-name="P4"><text:s text:c="6"/>int <text:s text:c="2"/>wdt; <text:s text:c="7"/># width <text:s text:c="15"/></text:p>
      <text:p text:style-name="P4"><text:s text:c="6"/>int <text:s text:c="2"/>prc; <text:s text:c="7"/># precision <text:s text:c="13"/></text:p>
      <text:p text:style-name="P4"><text:s text:c="6"/>int <text:s text:c="2"/>zero; <text:s text:c="6"/># zero padding <text:s text:c="14"/></text:p>
      <text:p text:style-name="P4"><text:s text:c="6"/>int <text:s text:c="2"/>pnt; <text:s text:c="7"/># . <text:s text:c="4"/></text:p>
      <text:p text:style-name="P4"><text:s text:c="6"/>int <text:s text:c="2"/>dash; <text:s text:c="6"/># - <text:s text:c="14"/></text:p>
      <text:p text:style-name="P4"><text:s text:c="6"/>int <text:s text:c="2"/>tl; <text:s text:c="8"/># total_length (return value) <text:s text:c="13"/></text:p>
      <text:p text:style-name="P4"><text:s text:c="6"/>int <text:s text:c="2"/>sign; <text:s text:c="6"/># pos or neg number <text:s text:c="14"/></text:p>
      <text:p text:style-name="P4"><text:s text:c="6"/>int <text:s text:c="2"/>is_zero; <text:s text:c="3"/># is number zero <text:s text:c="16"/></text:p>
      <text:p text:style-name="P4"><text:s text:c="6"/>int <text:s text:c="2"/>perc; <text:s text:c="6"/># % <text:s text:c="14"/></text:p>
      <text:p text:style-name="P4"><text:s text:c="6"/>int <text:s text:c="2"/>sp; <text:s text:c="8"/># space flag ' ' <text:s text:c="11"/></text:p>
      <text:p text:style-name="P5">} <text:s text:c="3"/>t_print;</text:p>
      <text:p text:style-name="P5"><text:s text:c="5"/></text:p>
      <text:p text:style-name="P5"/>
      <text:p text:style-name="P5"><text:soft-page-break/>Después de definir su estructura, debe inicializarla en su srcs/ft_printf.c:</text:p>
      <text:p text:style-name="P4"><text:bookmark text:name="Còpia de d301 1"/>t_print *ft_initialise_tab(t_print *tab) <text:s text:c="22"/></text:p>
      <text:p text:style-name="P4">{ <text:s text:c="22"/></text:p>
      <text:p text:style-name="P4"><text:s text:c="6"/>tab-&gt;wdt = 0; <text:s text:c="7"/># we set everything to 0, false <text:s text:c="7"/></text:p>
      <text:p text:style-name="P4"><text:s text:c="6"/>tab-&gt;prc = 0; <text:s text:c="23"/></text:p>
      <text:p text:style-name="P4"><text:s text:c="6"/>tab-&gt;zero = 0; <text:s text:c="23"/></text:p>
      <text:p text:style-name="P4"><text:s text:c="6"/>tab-&gt;pnt = 0; <text:s text:c="23"/></text:p>
      <text:p text:style-name="P4"><text:s text:c="6"/>tab-&gt;sign = 0; <text:s text:c="23"/></text:p>
      <text:p text:style-name="P4"><text:s text:c="6"/>tab-&gt;tl = 0; <text:s text:c="23"/></text:p>
      <text:p text:style-name="P4"><text:s text:c="6"/>tab-&gt;is_zero = 0; <text:s text:c="23"/></text:p>
      <text:p text:style-name="P4"><text:s text:c="6"/>tab-&gt;dash = 0; <text:s text:c="23"/></text:p>
      <text:p text:style-name="P4"><text:s text:c="6"/>tab-&gt;perc = 0; <text:s text:c="23"/></text:p>
      <text:p text:style-name="P4"><text:s text:c="6"/>tab-&gt;sp = 0; <text:s text:c="23"/></text:p>
      <text:p text:style-name="P4"><text:s text:c="6"/>return (tab); <text:s text:c="22"/></text:p>
      <text:p text:style-name="P4">}</text:p>
      <text:p text:style-name="P4"/>
      <text:p text:style-name="P4"><text:bookmark text:name="Còpia de 50b3 1"/>int ft_printf(const char *format, ...)</text:p>
      <text:p text:style-name="P4">{</text:p>
      <text:p text:style-name="P4"><text:s text:c="3"/>t_print *tab;</text:p>
      <text:p text:style-name="P4"><text:s text:c="23"/></text:p>
      <text:p text:style-name="P4"><text:s text:c="3"/>tab = (t_print *)malloc(sizeof(t_print)); <text:s text:c="23"/></text:p>
      <text:p text:style-name="P4"><text:s text:c="3"/>if (!tab) <text:s text:c="24"/></text:p>
      <text:p text:style-name="P4"><text:s text:c="7"/>return (-1);</text:p>
      <text:p text:style-name="P4"><text:s text:c="3"/>ft_initialise_tab(tab)</text:p>
      <text:p text:style-name="P5">}</text:p>
      <text:p text:style-name="P5"/>
      <text:p text:style-name="P5">2 - CREA UN BUCLE 🍭</text:p>
      <text:p text:style-name="P5">Su ft_printf recorrerá una cadena y la evaluará.</text:p>
      <text:p text:style-name="P5">Mientras la cadena no sea un %, seguirás imprimiendo lo que lees.</text:p>
      <text:p text:style-name="P5">Cuando encuentre un %, sabrá que hay una variable para imprimir.</text:p>
      <text:p text:style-name="P4"><text:bookmark text:name="Còpia de 34a5 1"/>int ft_printf(const char *format, ...)</text:p>
      <text:p text:style-name="P4">{</text:p>
      <text:p text:style-name="P4"><text:s text:c="3"/>int i;</text:p>
      <text:p text:style-name="P4"><text:s text:c="3"/>int ret;</text:p>
      <text:p text:style-name="P4"><text:s text:c="3"/>t_print *tab;</text:p>
      <text:p text:style-name="P4"><text:s text:c="23"/></text:p>
      <text:p text:style-name="P4"><text:s text:c="3"/>tab = (t_print *)malloc(sizeof(t_print)); <text:s text:c="23"/></text:p>
      <text:p text:style-name="P4"><text:s text:c="3"/>if (!tab) <text:s text:c="24"/></text:p>
      <text:p text:style-name="P4"><text:s text:c="7"/>return (-1);</text:p>
      <text:p text:style-name="P4"><text:s text:c="3"/>ft_initialise_tab(tab)</text:p>
      <text:p text:style-name="P4"><text:s text:c="3"/>va_start(tab-&gt;args, format);</text:p>
      <text:p text:style-name="P4"><text:s text:c="3"/>i = -1;</text:p>
      <text:p text:style-name="P4"><text:s text:c="3"/>ret = 0;</text:p>
      <text:p text:style-name="P4"><text:s text:c="3"/>while (format[++i]) # while the string exists</text:p>
      <text:p text:style-name="P4"><text:s text:c="3"/>{ </text:p>
      <text:p text:style-name="P4"><text:s text:c="6"/>if (format[i] == '%') # if the current char is %</text:p>
      <text:p text:style-name="P4"><text:s text:c="9"/>i = ft_eval_format(tab, format, i + 1); # evaluate format**</text:p>
      <text:p text:style-name="P4"><text:s text:c="6"/>else</text:p>
      <text:p text:style-name="P4"><text:s text:c="9"/>ret += write(1, &amp;format[i], 1); # print what you read</text:p>
      <text:p text:style-name="P4"><text:s text:c="4"/>}</text:p>
      <text:p text:style-name="P4"><text:s text:c="4"/>va_end(tab-&gt;args);</text:p>
      <text:p text:style-name="P4"><text:s text:c="4"/>ret += tab-&gt;tl;</text:p>
      <text:p text:style-name="P4"><text:s text:c="4"/>free (tab);</text:p>
      <text:p text:style-name="P4"><text:s text:c="4"/>return (ret);</text:p>
      <text:p text:style-name="P4">}<text:bookmark text:name="Còpia de 3641 1"/># [**] why i + 1 ? </text:p>
      <text:p text:style-name="P5"><text:soft-page-break/># because we start evaluate from the character after the %</text:p>
      <text:p text:style-name="P5">Una vez que encuentre un%, deberá evaluar su formato, por ejemplo. con una función ft_eval_format().</text:p>
      <text:p text:style-name="P5">Su función ft_eval_format probablemente será otro bucle que, en pseudocódigo, se verá así:</text:p>
      <text:p text:style-name="P4"><text:bookmark text:name="Còpia de 1a33 1"/>while not udcsupxX%</text:p>
      <text:p text:style-name="P4"><text:s text:c="2"/>if (format[pos] == '.')</text:p>
      <text:p text:style-name="P4"><text:s text:c="6"/>tab-&gt;pnt = 1; # we set it to true, 1</text:p>
      <text:p text:style-name="P4"><text:s text:c="6"/>pos++;</text:p>
      <text:p text:style-name="P4"><text:s text:c="2"/>if (format[pos] == '-')</text:p>
      <text:p text:style-name="P4"><text:s text:c="6"/>tab-&gt;dash = 1;</text:p>
      <text:p text:style-name="P4"><text:s text:c="6"/>pos++;</text:p>
      <text:p text:style-name="P5">// etc</text:p>
      <text:p text:style-name="P5">Una vez que salga de este bucle, significa que ha encontrado una conversión. Luego necesitarás un if-else para elegir el tipo de conversión correcto, como este, siempre en pseudocódigo:</text:p>
      <text:p text:style-name="P4"><text:bookmark text:name="Còpia de bf89 1"/>if (format[pos] == 'c')</text:p>
      <text:p text:style-name="P4"><text:s text:c="3"/>ft_print_char(tab);</text:p>
      <text:p text:style-name="P4">if (format[pos] == 'd' || format[pos] == 'i')</text:p>
      <text:p text:style-name="P4"><text:s text:c="3"/>ft_print_integer(tab);</text:p>
      <text:p text:style-name="P5">//etc</text:p>
      <text:p text:style-name="P5">Ahora es el momento de usar la información que guardó en su estructura para imprimir la cadena en el formato correcto, aquí hay un ejemplo para la conversión de c:</text:p>
      <text:p text:style-name="P4"><text:bookmark text:name="Còpia de d7ef 1"/>void ft_print_char(t_print *tab) <text:s text:c="22"/></text:p>
      <text:p text:style-name="P4">{ <text:s text:c="23"/></text:p>
      <text:p text:style-name="P4"><text:s text:c="4"/>char a; <text:s text:c="21"/></text:p>
      <text:p text:style-name="P4"><text:s text:c="26"/></text:p>
      <text:p text:style-name="P4"><text:s text:c="4"/>a = va_arg(tab-&gt;args, int); <text:s/># variadic function</text:p>
      <text:p text:style-name="P4"><text:s text:c="4"/>ft_update_tab(tab, 1); <text:s text:c="5"/># calculate special cases and length <text:s text:c="21"/></text:p>
      <text:p text:style-name="P4"><text:s text:c="4"/>if (tab-&gt;wdt &amp;&amp; !tab-&gt;dash) <text:s/># if width and not - flag</text:p>
      <text:p text:style-name="P4"><text:s text:c="8"/>ft_right_cs(tab, 0); <text:s text:c="4"/># handle right alignment</text:p>
      <text:p text:style-name="P4"><text:s text:c="4"/>tab-&gt;tl += write(1, &amp;a, 1); <text:s/># print char</text:p>
      <text:p text:style-name="P4"><text:s text:c="4"/>if (tab-&gt;wdt &amp;&amp; tab-&gt;dash) <text:s text:c="2"/># if width and - flag <text:s text:c="5"/></text:p>
      <text:p text:style-name="P4"><text:s text:c="8"/>ft_left_cs(tab, 0); <text:s text:c="5"/># handle left alignment <text:s text:c="16"/></text:p>
      <text:p text:style-name="P5">}</text:p>
      <text:p text:style-name="P5">Todavía hay una cosa a tener en cuenta: las funciones variadas.</text:p>
      <text:p text:style-name="P5">3 — FUNCIONES VARIADICAS</text:p>
      <text:p text:style-name="P5">Las funciones variables son funciones cuyo número total de elementos se desconoce al principio.</text:p>
      <text:p text:style-name="P5">Por ejemplo, podrías printf(“%s %d”, “hello”, 0), que son 2 cosas, o printf(“%s %d %c”, “hello”, 0, 'w'), que son 3 cosas.</text:p>
      <text:p text:style-name="P5">Y así sucesivamente y así sucesivamente. No sabes cuántas cosas tendrás que imprimir antes de comenzar a imprimir.</text:p>
      <text:p text:style-name="P5">Ya usamos funciones variadas arriba, hagamos un resumen rápido.</text:p>
      <text:p text:style-name="P5">Cómo declarar, inicializar, desplazarse y cerrar una función variada.</text:p>
      <text:p text:style-name="P5"><text:soft-page-break/><text:span text:style-name="T4">va_list </text:span><text:span text:style-name="T5">args</text:span>; # declaración </text:p>
      <text:p text:style-name="P5"><text:span text:style-name="T4">va_start(args, format)</text:span># lo inicializamos,</text:p>
      <text:p text:style-name="P5"><text:s text:c="23"/># pasando el nombre de la variable args y</text:p>
      <text:p text:style-name="P5"><text:s text:c="23"/># el último elemento conocido, en nuestro caso formato</text:p>
      <text:p text:style-name="P5"><text:s text:c="23"/># de ft_printf(const char *format,...)</text:p>
      <text:p text:style-name="P5"># en nuestra función, cada vez que encontramos una conversión csdipuxX%</text:p>
      <text:p text:style-name="P5"># necesitamos movernos a esa variable (cadena, char, int, etc.)</text:p>
      <text:p text:style-name="P5"># para leer su valor (ver arriba, ft_print_char)</text:p>
      <text:p text:style-name="P5"><text:span text:style-name="T4">va_arg(args, int) </text:span># cada vez llamamos a va_arg()</text:p>
      <text:p text:style-name="P5"><text:s text:c="19"/># para pasar a la siguiente variable en la memoria</text:p>
      <text:p text:style-name="P5"><text:s text:c="19"/># pasamos el nombre de la variable args y</text:p>
      <text:p text:style-name="P6"><text:s text:c="19"/># el tipo de variable a va_arg</text:p>
      <text:p text:style-name="P6"><text:span text:style-name="T4">va_end(args)</text:span> # cuando terminamos, cerramos esta función </text:p>
      <text:p text:style-name="P5"><text:s text:c="14"/># de esta manera, ver arriba ft_printf()</text:p>
      <text:p text:style-name="P5">Aquí una tabla rápida para cada tipo de conversión:</text:p>
      <text:p text:style-name="P7"><text:bookmark text:name="Còpia de 2947 1"/>c = va_arg(args, int)</text:p>
      <text:p text:style-name="P7">s = va_arg(args, char *)</text:p>
      <text:p text:style-name="P7">d = va_arg(args, int)</text:p>
      <text:p text:style-name="P7">i = va_arg(args, int)</text:p>
      <text:p text:style-name="P7">u = va_arg(args, unsigned int)</text:p>
      <text:p text:style-name="P7">p = va_arg(args, unsigned long)# or </text:p>
      <text:p text:style-name="P7"><text:s text:c="31"/>#(unsigned long)va_arg(args, void *);</text:p>
      <text:p text:style-name="P7">x = va_arg(args, unsigned int)</text:p>
      <text:p text:style-name="P6">X = va_arg(args, unsigned int)</text:p>
      <text:p text:style-name="P6"/>
      <text:p text:style-name="P6">4 - CONSEJOS</text:p>
      <text:p text:style-name="P6">La longitud y cómo ajustar el ancho y la precisión a la longitud correcta le llevarán mucho tiempo. Tenga paciencia, comience desde las pruebas unitarias y lea <text:span text:style-name="T6">el manual.</text:span></text:p>
      <text:p text:style-name="P6"/>
      <text:p text:style-name="P8"/>
      <text:p text:style-name="P9">MAN printf</text:p>
      <text:h text:style-name="P1" text:outline-level="1">PRINTF</text:h>
      <text:p text:style-name="Text_20_body">Section: Manual del Programador de Linux (3)<text:line-break/>Updated: 25 noviembre 1999<text:line-break/><text:a xlink:type="simple" xlink:href="http://es.tldp.org/Paginas-manual/man-pages-es-1.28/man3/printf.3.html#index" text:style-name="Internet_20_link" text:visited-style-name="Visited_20_Internet_20_Link">Index</text:a> <text:a xlink:type="simple" xlink:href="http://localhost/cgi-bin/man/man2html" text:style-name="Internet_20_link" text:visited-style-name="Visited_20_Internet_20_Link">Return to Main Contents</text:a> </text:p>
      <text:p text:style-name="Horizontal_20_Line"/>
      <text:p text:style-name="Text_20_body"><text:bookmark text:name="lbAB"/> </text:p>
      <text:h text:style-name="Heading_20_2" text:outline-level="2">NOMBRE</text:h>
      <text:p text:style-name="Text_20_body">printf, fprintf, sprintf, vprintf, vfprintf, vsprintf - conversión de salida formateada <text:bookmark text:name="lbAC"/>  </text:p>
      <text:h text:style-name="Heading_20_2" text:outline-level="2">SINOPSIS</text:h>
      <text:p text:style-name="Text_20_body"><text:span text:style-name="T3">#include &lt;</text:span><text:a xlink:type="simple" xlink:href="../../../../../usr/include/stdio.h" text:style-name="Internet_20_link" text:visited-style-name="Visited_20_Internet_20_Link"><text:span text:style-name="T3">stdio.h</text:span></text:a><text:span text:style-name="T3">&gt;</text:span></text:p>
      <text:p text:style-name="Text_20_body"><text:span text:style-name="T3">int printf(const char *</text:span><text:span text:style-name="T7">format</text:span><text:span text:style-name="T3">, ...);</text:span><text:line-break/><text:span text:style-name="T3">int fprintf(FILE *</text:span><text:span text:style-name="T7">stream</text:span><text:span text:style-name="T3">, const char *</text:span><text:span text:style-name="T7">format</text:span><text:span text:style-name="T3">, ...);</text:span><text:line-break/><text:span text:style-name="T3">int sprintf(char *</text:span><text:span text:style-name="T7">str</text:span><text:span text:style-name="T3">, const char *</text:span><text:span text:style-name="T7">format</text:span><text:span text:style-name="T3">, ...);</text:span><text:line-break/><text:span text:style-name="T3">int snprintf(char *</text:span><text:span text:style-name="T7">str</text:span><text:span text:style-name="T3">, size_t</text:span> <text:span text:style-name="T7">size</text:span><text:span text:style-name="T3">, const char *</text:span><text:span text:style-name="T7">format</text:span><text:span text:style-name="T3">, ...);</text:span></text:p>
      <text:p text:style-name="Text_20_body"><text:span text:style-name="T3">#include &lt;</text:span><text:a xlink:type="simple" xlink:href="../../../../../usr/include/stdarg.h" text:style-name="Internet_20_link" text:visited-style-name="Visited_20_Internet_20_Link"><text:span text:style-name="T3">stdarg.h</text:span></text:a><text:span text:style-name="T3">&gt;</text:span></text:p>
      <text:p text:style-name="Text_20_body"><text:span text:style-name="T3">int vprintf(const char *</text:span><text:span text:style-name="T7">format</text:span><text:span text:style-name="T3">, va_list</text:span> <text:span text:style-name="T7">ap</text:span><text:span text:style-name="T3">);</text:span><text:line-break/><text:span text:style-name="T3">int vfprintf(FILE *</text:span><text:span text:style-name="T7">stream</text:span><text:span text:style-name="T3">, const char *</text:span><text:span text:style-name="T7">format</text:span><text:span text:style-name="T3">, va_list</text:span> <text:span text:style-name="T7">ap</text:span><text:span text:style-name="T3">);</text:span><text:line-break/><text:span text:style-name="T3">int vsprintf(char *</text:span><text:span text:style-name="T7">str</text:span><text:span text:style-name="T3">, const char *</text:span><text:span text:style-name="T7">format</text:span><text:span text:style-name="T3">, va_list</text:span> <text:span text:style-name="T7">ap</text:span><text:span text:style-name="T3">);</text:span><text:line-break/><text:span text:style-name="T3">int vsnprintf(char *</text:span><text:span text:style-name="T7">str</text:span><text:span text:style-name="T3">, size_t</text:span> <text:span text:style-name="T7">size</text:span><text:span text:style-name="T3">, const char *</text:span><text:span text:style-name="T7">format</text:span><text:span text:style-name="T3">, va_list</text:span> <text:span text:style-name="T7">ap</text:span><text:span text:style-name="T3">);</text:span> <text:bookmark text:name="lbAD"/> </text:p>
      <text:h text:style-name="Heading_20_2" text:outline-level="2">DESCRIPCIÓN</text:h>
      <text:p text:style-name="Text_20_body">Las funciones de la familia <text:span text:style-name="T3">printf</text:span> producen una salida de acuerdo a <text:span text:style-name="T7">format</text:span> como se describe abajo. <text:span text:style-name="T3">Printf</text:span> y <text:span text:style-name="T3">vprintf</text:span> escriben su salida a <text:span text:style-name="T7">stdout</text:span>, el flujo de salida estándar. <text:span text:style-name="T3">fprintf</text:span> y <text:span text:style-name="T3">vfprintf</text:span> escriben su salida al <text:span text:style-name="T7">stream</text:span> de salida dado. <text:span text:style-name="T3">sprintf</text:span>, <text:span text:style-name="T3">snprintf</text:span>, <text:span text:style-name="T3">vsprintf</text:span> y <text:span text:style-name="T3">vsnprintf</text:span> escriben a una cadena de caracteres <text:span text:style-name="T7">str</text:span>. </text:p>
      <text:p text:style-name="Text_20_body">Las funciones <text:span text:style-name="T3">vprintf</text:span>, <text:span text:style-name="T3">vfprintf</text:span>, <text:span text:style-name="T3">vsprintf</text:span> y <text:span text:style-name="T3">vsnprintf</text:span> son equivalentes a las funciones <text:span text:style-name="T3">printf</text:span>, <text:span text:style-name="T3">fprintf</text:span>, <text:span text:style-name="T3">sprintf</text:span> y <text:span text:style-name="T3">snprintf</text:span>, respectivamente, salvo en que se las llama con un va_list en lugar de con un número variable de argumentos. Estas funciones no llaman a la macro <text:span text:style-name="T7">va_end</text:span>. En consecuencia, el valor de <text:span text:style-name="T7">ap</text:span> queda indefinido después de la llamada. La propia aplicación debería llamar a <text:span text:style-name="T7">va_end(ap)</text:span> después.</text:p>
      <text:p text:style-name="Text_20_body">Estas ocho funciones escriben la salida bajo el control de una cadena <text:span text:style-name="T7">format</text:span> que especifica cómo los argumentos posteriores (o los argumentos accedidos mediante las facilidades de argumentos de longitud variables proporionadss por <text:a xlink:type="simple" xlink:href="http://localhost/cgi-bin/man/man2html?3+stdarg" text:style-name="Internet_20_link" text:visited-style-name="Visited_20_Internet_20_Link"><text:span text:style-name="T3">stdarg</text:span></text:a>(3)) son convertidos para su salida. <text:bookmark text:name="lbAE"/> </text:p>
      <text:h text:style-name="Heading_20_3" text:outline-level="3"><text:soft-page-break/>Valor devuelto</text:h>
      <text:p text:style-name="Text_20_body">Estas funciones devuelven el número de caracteres impresos (no incluyendo el carácter `\0' usado para terminar la salida de cadenas). <text:span text:style-name="T3">snprintf</text:span> y <text:span text:style-name="T3">vsnprintf</text:span> no escriben más de <text:span text:style-name="T7">size</text:span> bytes (incluyendo el carácter terminador '\0'), y devuelven -1 si la salida se ha truncado debido a esta limitación. (Así es hasta la versión 2.0.6 de glibc. Desde la versión 2.1 estas funciones siguen el estándar C99 y devuelven el número de caracteres (excluyendo el carácter terminador '\0') que se habrían escrito en la cadena final si hubiera habido suficiente espacio.) <text:bookmark text:name="lbAF"/>  </text:p>
      <text:h text:style-name="Heading_20_3" text:outline-level="3">Formato de la cadena de formato</text:h>
      <text:p text:style-name="Text_20_body">La cadena de formato es una cadena de caracteres que comienza y termina en su estado de cambios inicial, si lo hay. La cadena <text:span text:style-name="T3">format</text:span> está compuesta de cero o más directivas: caracteres ordinarios (no <text:span text:style-name="T3">%</text:span>) que se copian sin cambios al flujo de salida, e indicaciones de conversión, cada uno de las cuales produce la búsqueda de cero o más argumentos posteriores. Cada especificación de conversión se introduce mediante el carácter <text:span text:style-name="T3">%</text:span> y termina con un <text:span text:style-name="T7">indicador de conversión</text:span>. En medio puede haber (en este orden) cero o más <text:span text:style-name="T7">opciones</text:span>, una <text:span text:style-name="T7">anchura de campo</text:span> opcional mínima, una <text:span text:style-name="T7">precisión</text:span> opcional y un <text:span text:style-name="T7">modificador de longitud</text:span> opcional. </text:p>
      <text:p text:style-name="Text_20_body">Los argumentos se deben corresponder adecuadamente (después de la promoción de tipos) con el indiciador de conversión. Por defecto, los argumentos se usan en el orden dado, donde cada `*' y cada indicador de conversión pregunta por el siguiente argumento (y es un error si se dan de forma insuficiente muchos argumentos). También se puede especificar explícitamente qué argumento se toma, en cada lugar donde se necesite un argumento, escribiendo `%m$' en lugar de `%' y `*m$' en lugar de `*', donde el entero decimal m denota la posición en la lista de argumentos del argumento deseado, empezando por 1. Por tanto,</text:p>
      <text:p text:style-name="P11"><text:s text:c="8"/>printf("%*d", width, num);</text:p>
      <text:p text:style-name="Text_20_body">y </text:p>
      <text:p text:style-name="P11"><text:s text:c="8"/>printf("%2$*1$d", width, num);</text:p>
      <text:p text:style-name="Text_20_body">son equivalentes. El segundo estilo permite referencias repetidas al mismo argumento. El estándar C99 no permite mezclar ambos estilos. </text:p>
      <text:p text:style-name="Text_20_body">Para alguna conversión numérica se usa un carácter radical (`punto decimal') o carácter separador de miles. El carácter real usado depende de la parte LC_NUMERIC de la localización. La localizacíon POSIX usa `.' como carácter radical y no posee un carácter separador de miles. Por tanto,</text:p>
      <text:p text:style-name="P11"><text:s text:c="8"/>printf("%'.2f", 1234567.89);</text:p>
      <text:p text:style-name="Text_20_body">produce `1234567.89' en la localización POSIX, `1234567,89' en la localización nl_NL, y `1.234.567,89' en la localización da_DK. <text:bookmark text:name="lbAG"/>  </text:p>
      <text:h text:style-name="Heading_20_3" text:outline-level="3">Los caracteres de opción</text:h>
      <text:p text:style-name="Text_20_body">El carácter % va seguido por cero o más de las siguientes opciones: </text:p>
      <text:p text:style-name="List_20_Heading"><text:span text:style-name="T3">#</text:span> </text:p>
      <text:p text:style-name="List_20_Contents"><text:soft-page-break/>El valor debe ser convertido a un ``formato alternativo''. Para las conversiones <text:span text:style-name="T3">o</text:span>, el primer carácter de la cadena de salida se hace 0 (prefijando un cero si ya era distinto de cero). Para las conversiones <text:span text:style-name="T3">x</text:span> y <text:span text:style-name="T3">X</text:span>, la cadena `0x' (o `0X' para conversiones <text:span text:style-name="T3">X</text:span> ) precede a los resultados que son distintos de 0. Para las conversiones <text:span text:style-name="T3">a</text:span>, <text:span text:style-name="T3">A</text:span>, <text:span text:style-name="T3">e</text:span>, <text:span text:style-name="T3">E</text:span>, <text:span text:style-name="T3">f</text:span>, <text:span text:style-name="T3">g</text:span>, y <text:span text:style-name="T3">G</text:span>, el resultado contendrá un punto decimal, aún si ningún dígito lo sigue (normalmente, sólo aparece un punto decimal en el resultado de aquellas conversiones que son seguidas de algún dígito). Para las conversiones <text:span text:style-name="T3">g</text:span> y <text:span text:style-name="T3">G</text:span>, en el resultado no se eliminan los ceros del final, como ocurriría en otro caso. Para otras conversiones, el resultado es indefinido. </text:p>
      <text:p text:style-name="List_20_Heading"><text:span text:style-name="T3">0</text:span> </text:p>
      <text:p text:style-name="List_20_Contents">El valor se debe rellenar con ceros. Para todas las converiones excepto para <text:span text:style-name="T3">n</text:span>, el valor convertido es rellenado a la izquierda con ceros en vez de blancos. Si en una conversión numérica (<text:span text:style-name="T3">d</text:span>, <text:span text:style-name="T3">i</text:span>, <text:span text:style-name="T3">o</text:span>, <text:span text:style-name="T3">u</text:span>, <text:span text:style-name="T3">x</text:span>, y <text:span text:style-name="T3">X</text:span>), se indica una precisión, la bandera <text:span text:style-name="T3">0</text:span> se ignora. </text:p>
      <text:p text:style-name="List_20_Heading"><text:span text:style-name="T3">-</text:span> </text:p>
      <text:p text:style-name="List_20_Contents">El valor convertido es justificado a la izquierda sobre el límite del campo. (Por defecto, la justificación es a la derecha). Excepto para conversiones <text:span text:style-name="T3">n</text:span>, el valor convertido es rellenado a la derecha con blancos, en vez de a la izquierda con blancos o ceros. Un <text:span text:style-name="T3">-</text:span> sobreescribe un <text:span text:style-name="T3">0</text:span> si se indican ambos. </text:p>
      <text:p text:style-name="List_20_Contents">(un espacio) Se debe dejar un espacio en blanco delante de un número positivo (o cadena vacía) producido por una conversión con signo. </text:p>
      <text:p text:style-name="List_20_Heading"><text:span text:style-name="T3">+</text:span> </text:p>
      <text:p text:style-name="P2">Siempre se colocará el signo (+ o -) delante de un número producido por una conversión con signo. Por omisión, sólo se usa el signo para los números negativos. Un <text:span text:style-name="T3">+</text:span> sobreescribe un espacio si se usan ambos. </text:p>
      <text:p text:style-name="Text_20_body">Los cinco carácteres de opción anteriores se definen en el estándar C. SUSv2 especifica un carácter de opción adicional.</text:p>
      <text:p text:style-name="List_20_Heading"><text:span text:style-name="T3">'</text:span> </text:p>
      <text:p text:style-name="P2">Para una conversión decimal (<text:span text:style-name="T3">i</text:span>, <text:span text:style-name="T3">d</text:span>, <text:span text:style-name="T3">u</text:span>, <text:span text:style-name="T3">f</text:span>, <text:span text:style-name="T3">g</text:span>, <text:span text:style-name="T3">G</text:span>) la salida se va a agrupar con caracteres de separación de miles si la información de localización así lo indica. Dese cuenta que muchas versiones de <text:span text:style-name="T3">gcc</text:span> no pueden analizar esta opción y producirán un "warning". </text:p>
      <text:p text:style-name="Text_20_body"><text:bookmark text:name="lbAH"/> </text:p>
      <text:h text:style-name="Heading_20_3" text:outline-level="3">La anchura de campo</text:h>
      <text:p text:style-name="Text_20_body">Una cadena de dígitos decimales opcional (con un primer dígito distinto de cero) que especifica una anchura de campo mínimo. Si el valor convertido tiene menos caracteres que la anchura del campo, se rellenará con espacios a la izquierda (o a la derecha, si se da la opción de justificación a la izquierda). En lugar de una cadena de dígitos decimales se puede escribir `*' o `*m$' (para algún entero decimal m) para especificar que la anchura del campo se proporciona en el siguiente argumento o en el m-ésimo argumento, respectivamente, que debe ser de tipo <text:span text:style-name="T7">int</text:span>. Una anchura de campo negativa se toma como una opción `-' seguida por una anchura de campo positiva. En ningún caso, una anchura de campo inexistente o pequeña hace que el campo se trunque. Si el resultado de la conversión es más ancho que la anchura del campo, el campo se expande para contener el resultado de la conversión. <text:bookmark text:name="lbAI"/>  </text:p>
      <text:h text:style-name="Heading_20_3" text:outline-level="3">La precisión</text:h>
      <text:p text:style-name="Text_20_body">Una precisión opcional, indicada por un punto (`.') seguido por una cadena de dígitos también opcional. En lugar de una cadena de dígitos decimales se puede escribir `*' o `*m$' (para algún <text:soft-page-break/>entero decimal m) para especificar que la precisión se da en el siguiente argumento o en el m-ésimo argumento, respectivamente, que debe ser de tipo <text:span text:style-name="T7">int</text:span>. Si la precisión se da como un simple `.', o si la precisión es negativa, la precisión se toma como cero. Esto da el número mínimo de dígitos que deben aparecer en las conversiones <text:span text:style-name="T3">d</text:span>, <text:span text:style-name="T3">i</text:span>, <text:span text:style-name="T3">o</text:span>, <text:span text:style-name="T3">u</text:span>, <text:span text:style-name="T3">x</text:span>, y <text:span text:style-name="T3">X</text:span>, el número de dígitos que deben aparacer tras el carácter radical en las conversiones <text:span text:style-name="T3">a</text:span>, <text:span text:style-name="T3">A</text:span>, <text:span text:style-name="T3">e</text:span>, <text:span text:style-name="T3">E</text:span>, <text:span text:style-name="T3">f</text:span> y <text:span text:style-name="T3">F</text:span>, el máximo número de dígitos significativos para las conversiones <text:span text:style-name="T3">g</text:span> y <text:span text:style-name="T3">G</text:span>, o el máximo número de caracteres a imprimir de una cadena en las conversiones <text:span text:style-name="T3">s</text:span> y <text:span text:style-name="T3">S</text:span>. <text:bookmark text:name="lbAJ"/>  </text:p>
      <text:h text:style-name="Heading_20_3" text:outline-level="3">El indicador de longitud</text:h>
      <text:p text:style-name="Text_20_body">Aquí, `conversión entera' significa una conversión <text:span text:style-name="T3">d</text:span>, <text:span text:style-name="T3">i</text:span>, <text:span text:style-name="T3">o</text:span>, <text:span text:style-name="T3">u</text:span>, <text:span text:style-name="T3">x</text:span>, o <text:span text:style-name="T3">X</text:span>. </text:p>
      <text:p text:style-name="List_20_Heading"><text:span text:style-name="T3">hh</text:span> </text:p>
      <text:p text:style-name="List_20_Contents">La siguiente conversión entera se corresponde con un argumento <text:span text:style-name="T7">signed char</text:span> o <text:span text:style-name="T7">unsigned char</text:span>, o la siguiente conversión <text:span text:style-name="T3">n</text:span> se corresponde a un puntero a un argumento <text:span text:style-name="T7">signed char .</text:span> </text:p>
      <text:p text:style-name="List_20_Heading"><text:span text:style-name="T3">h</text:span> </text:p>
      <text:p text:style-name="List_20_Contents">La siguiente conversión entera se corresponde con un argumento <text:span text:style-name="T7">short int</text:span> o <text:span text:style-name="T7">unsigned short int</text:span>, o que la siguiente conversión <text:span text:style-name="T3">n</text:span> corresponde a un puntero a un argumento <text:span text:style-name="T7">short int</text:span>. </text:p>
      <text:p text:style-name="List_20_Heading"><text:span text:style-name="T3">l</text:span> </text:p>
      <text:p text:style-name="List_20_Contents">(ele) La siguiente conversión entera corresponde a un argumento <text:span text:style-name="T7">long int</text:span> o <text:span text:style-name="T7">unsigned long int</text:span>, o que la siguiente conversión <text:span text:style-name="T3">n</text:span> corresponde a un puntero a un argumento <text:span text:style-name="T7">long int</text:span> o que la siguiente conversión <text:span text:style-name="T3">c</text:span> corresponde a un argumento <text:span text:style-name="T7">wint_t</text:span>, o que la siguiente conversión <text:span text:style-name="T3">s</text:span> corresponde a un puntero a un argumento <text:span text:style-name="T7">wchar_t</text:span>. </text:p>
      <text:p text:style-name="List_20_Heading"><text:span text:style-name="T3">ll</text:span> </text:p>
      <text:p text:style-name="List_20_Contents">(ele-ele). La siguiente conversión entera corresponde a un argumento <text:span text:style-name="T7">long long int</text:span> o <text:span text:style-name="T7">unsigned long long int ,</text:span> o que la siguiente conversión <text:span text:style-name="T3">n</text:span> corresponde a un puntero a un argumento <text:span text:style-name="T7">long int</text:span>. </text:p>
      <text:p text:style-name="List_20_Heading"><text:span text:style-name="T3">L</text:span> </text:p>
      <text:p text:style-name="List_20_Contents">La siguiente conversión <text:span text:style-name="T3">a</text:span>, <text:span text:style-name="T3">A</text:span>, <text:span text:style-name="T3">e</text:span>, <text:span text:style-name="T3">E</text:span>, <text:span text:style-name="T3">f</text:span>, <text:span text:style-name="T3">g</text:span>, o <text:span text:style-name="T3">G</text:span> corresponde a un argumento <text:span text:style-name="T7">long double</text:span>. </text:p>
      <text:p text:style-name="List_20_Heading"><text:span text:style-name="T3">q</text:span> </text:p>
      <text:p text:style-name="List_20_Contents">(`cuadruple'. BSD 4.4 y Linux libc5 sólo. No usar.) Esto es un sinónimo de <text:span text:style-name="T3">ll</text:span>. </text:p>
      <text:p text:style-name="List_20_Heading"><text:span text:style-name="T3">j</text:span> </text:p>
      <text:p text:style-name="List_20_Contents">La siguiente conversión entera corresponde a un <text:span text:style-name="T7">intmax_t</text:span> o <text:span text:style-name="T7">uintmax_t</text:span>. </text:p>
      <text:p text:style-name="List_20_Heading"><text:span text:style-name="T3">z</text:span> </text:p>
      <text:p text:style-name="List_20_Contents">La siguiente conversión entera corresponde a un argumento <text:span text:style-name="T7">size_t</text:span> o <text:span text:style-name="T7">ssize_t</text:span>. (Linux libc5 tiene <text:span text:style-name="T3">Z</text:span> con este significado. No lo use.) </text:p>
      <text:p text:style-name="List_20_Heading"><text:span text:style-name="T3">t</text:span> </text:p>
      <text:p text:style-name="P2">La siguiente conversión entera corresponde a un argumento <text:span text:style-name="T7">ptrdiff_t</text:span>. </text:p>
      <text:p text:style-name="Text_20_body">SUSv2 sólo conoce los indicadores de longitud <text:span text:style-name="T3">h</text:span> (en <text:span text:style-name="T3">hd</text:span>, <text:span text:style-name="T3">hi</text:span>, <text:span text:style-name="T3">ho</text:span>, <text:span text:style-name="T3">hx</text:span>, <text:span text:style-name="T3">hX</text:span>, <text:span text:style-name="T3">hn</text:span>), <text:span text:style-name="T3">l</text:span> (en <text:span text:style-name="T3">ld</text:span>, <text:span text:style-name="T3">li</text:span>, <text:span text:style-name="T3">lo</text:span>, <text:span text:style-name="T3">lx</text:span>, <text:span text:style-name="T3">lX</text:span>, <text:span text:style-name="T3">ln</text:span>, <text:span text:style-name="T3">lc</text:span>, <text:span text:style-name="T3">ls</text:span>) y <text:span text:style-name="T3">L</text:span> (en <text:span text:style-name="T3">Le</text:span>, <text:span text:style-name="T3">LE</text:span>, <text:span text:style-name="T3">Lf</text:span>, <text:span text:style-name="T3">Lg</text:span>, <text:span text:style-name="T3">LG</text:span>).</text:p>
      <text:p text:style-name="Text_20_body"><text:bookmark text:name="lbAK"/> </text:p>
      <text:h text:style-name="Heading_20_3" text:outline-level="3">El indicador de conversión</text:h>
      <text:p text:style-name="Text_20_body">Un carácter que especifica el tipo de conversión a ser aplicado. Los indicadores de conversión y sus significados son: </text:p>
      <text:p text:style-name="List_20_Heading"><text:span text:style-name="T3">d</text:span>,<text:span text:style-name="T3">i</text:span> </text:p>
      <text:p text:style-name="List_20_Contents">El argumento <text:span text:style-name="T7">int</text:span> se convierte a la notación decimal con signo. La precisión, si la hay, da el número mínimo de dígitos que deben aparecer. Si el valor convertido necesita menos dígitos, <text:soft-page-break/>se rellena a la izquierda con ceros. La precisión por omisión es 1. Cuando se imprime 0 con una precisión explícita 0, la salida es la cadena vacía. </text:p>
      <text:p text:style-name="List_20_Heading"><text:span text:style-name="T3">o</text:span>,<text:span text:style-name="T3">u</text:span>,<text:span text:style-name="T3">x</text:span>,<text:span text:style-name="T3">X</text:span> </text:p>
      <text:p text:style-name="List_20_Contents">El argumento <text:span text:style-name="T7">unsigned int</text:span> se convierte a un octal sin signo (<text:span text:style-name="T3">o</text:span>, a decimal sin signo (<text:span text:style-name="T3">u</text:span>, a a notación hexadecimal sin signo (<text:span text:style-name="T3">x</text:span> y <text:span text:style-name="T3">X</text:span>). Las letras <text:span text:style-name="T3">abcdef</text:span> son usadas para conversiones <text:span text:style-name="T3">x</text:span>. Las letras <text:span text:style-name="T3">ABCDEF</text:span> son usadas para conversiones <text:span text:style-name="T3">X</text:span>. La precisión, si se ha indicado alguna, da el mínimo número de dígitos que deben aparecer. Si el valor convertido requiere menos dígitos, éste es rellenado a la izquierda con ceros. La precisión por omisión es 1. Cuando se imprime 0 con una precisión explícita 0, la salida es la cadena vacía. </text:p>
      <text:p text:style-name="List_20_Heading"><text:span text:style-name="T3">e</text:span>,<text:span text:style-name="T3">E</text:span> </text:p>
      <text:p text:style-name="List_20_Contents">El argumento <text:span text:style-name="T7">double</text:span> es redondeado y convertido al formato [-]d<text:span text:style-name="T3">.</text:span>ddd<text:span text:style-name="T3">e</text:span>\*(Pmdd donde hay un dígito delante del carácter del punto decimal y el número de dígitos después de éste es igual a la precisión. Si no se indica precisión, ésta es tomada como 6. Si la precisión es cero, no aparece el carácter de punto decimal. Una conversión <text:span text:style-name="T3">E</text:span> usa la letra <text:span text:style-name="T3">E</text:span> ( en vez de <text:span text:style-name="T3">e</text:span>) para introducir el exponente. El exponente siempre contiene al menos dos dígitos. Si el valor es cero, el exponente es 00. </text:p>
      <text:p text:style-name="List_20_Heading"><text:span text:style-name="T3">f</text:span>,<text:span text:style-name="T3">F</text:span> </text:p>
      <text:p text:style-name="P2">El argumento <text:span text:style-name="T7">double</text:span> es redondeado y convertido a una notación decimal del estilo [-]ddd<text:span text:style-name="T3">.</text:span>ddd, donde el número de dígitos después del carácter del punto decimal es igual a la especificación de la precisión. Si no se indica precisión, ésta es tomada como 6. Si la precisión es explícitamente cero, no aparece el carácter del punto decimal. Si aparece un punto decimal, al menos aparece un dígito delante de él. </text:p>
      <text:p text:style-name="P2">(SUSv2 no conoce <text:span text:style-name="T3">F</text:span> y dice que deben estar disponibles reprentaciones como cadenas de caracteres para infinito y NaN (Not a Number, no es un número). El estándar C00 especifica `[-]inf' o `[-]infinity' para el infinito y una cadena que comienza por `Nan' para NaN, en el caso de una conversión <text:span text:style-name="T3">f</text:span>, y `[-]INF' o `[-]INFINITY' o `NAN*' en el caso de una conversión <text:span text:style-name="T3">F</text:span>.)</text:p>
      <text:p text:style-name="List_20_Heading"><text:span text:style-name="T3">g</text:span>,<text:span text:style-name="T3">G</text:span> </text:p>
      <text:p text:style-name="List_20_Contents">El argumento <text:span text:style-name="T7">double</text:span> es convertido al estilo de <text:span text:style-name="T3">f</text:span> o <text:span text:style-name="T3">e</text:span> (o <text:span text:style-name="T3">E</text:span> para conversiones <text:span text:style-name="T3">G</text:span> ). La precisión especifica el número de dígitos significativos. Si no se indica precisión, se dan 6 dígitos. Si la precisión es cero, ésta es tratada como 1. Se utiliza el formato de <text:span text:style-name="T3">e</text:span> si el exponente de su conversión es menor que -4 o más grande o igual a la precisión. Los ceros finales se eliminan de la parte fraccional del resultado. Un punto decimal sólo aparece si es seguido de al menos un dígito. </text:p>
      <text:p text:style-name="List_20_Heading"><text:span text:style-name="T3">a</text:span>,<text:span text:style-name="T3">A</text:span> </text:p>
      <text:p text:style-name="List_20_Contents">(C99. No en SUSv2) Para una conversión <text:span text:style-name="T3">a</text:span>, el argumento <text:span text:style-name="T7">double</text:span> se convierte a notación hexadecimal (usando las letras abcdef) según el estilo [-]<text:span text:style-name="T3">0x</text:span>h<text:span text:style-name="T3">.</text:span>hhhh<text:span text:style-name="T3">p</text:span>\*(Pmd. Para una conversión <text:span text:style-name="T3">A</text:span> se usan el prefijo <text:span text:style-name="T3">0X</text:span>, las letras ABCDEF y el separador de exponente <text:span text:style-name="T3">P</text:span>. Hay un dígito hexadecimal antes del punto decimal y el número de dígitos tras él es igual a la precisión. La precisión por omisión es suficiente para una representación exacta del valor si existe una representación exacta en base 2 y, en otro caso, es suficientemente grande para distinguir valores de tipo <text:span text:style-name="T7">double</text:span>. El dígito antes del punto decimal queda sin especificar para números no normalizados y distinto de cero pero, en cualquier caso, sin especificar para números normalizados. </text:p>
      <text:p text:style-name="List_20_Heading"><text:span text:style-name="T3">c</text:span> </text:p>
      <text:p text:style-name="List_20_Contents">Si no está presente un modificador <text:span text:style-name="T3">l</text:span>, el argumento <text:span text:style-name="T7">int</text:span> es convertido a un <text:span text:style-name="T7">unsigned char</text:span>, y se escribe el carácter resultante. Si está presente un modificador <text:span text:style-name="T3">l</text:span>, el argumento <text:span text:style-name="T7">wint_t</text:span> (carácter ancho) se convierte a una secuencia multibyte llamando a la función <text:span text:style-name="T3">wcrtomb</text:span>, con un estado de conversión que comienza en el estado inicial, y se escribe la cadena multibyte resultante. </text:p>
      <text:p text:style-name="List_20_Heading"><text:span text:style-name="T3">s</text:span> </text:p>
      <text:p text:style-name="List_20_Contents"><text:soft-page-break/>Si no está presente un modificador <text:span text:style-name="T3">l</text:span>: se espera que el argumento <text:span text:style-name="T7">const char *</text:span> sea un puntero a un vector (array) de tipo carácter (puntero a una cadena de caracteres). Se escriben caracteres del array hasta (pero no incluyendo) un carácter terminador <text:span text:style-name="T3">NUL</text:span>. Si se especifica una precisión, no se escriben más caracteres del número especificado. Si se da una precisión, no es necesario que aparezca ningún carácter nulo. Si no se especifica precisión, o es mayor que el tamaño de la cadena, la cadena debe contener un carácter de terminación <text:span text:style-name="T3">NUL</text:span>. Si está presente un modificador <text:span text:style-name="T3">l</text:span>: se espera que el argumento <text:span text:style-name="T7">const wchar_t *</text:span> sea un puntero a un vector de caracteres anchos. Los caracteres anchos del array se convierten a caracteres multibyte (cada uno llamando a la función <text:span text:style-name="T3">wcrtomb</text:span>, con un estado de conversión que comienza en el estado inicial antes del primer carácter ancho) incluyendo el carácter ancho nulo terminador. Los caracteres multibyte resultantes se escriben hasta llegar (pero sin incluir) el byte nulo terminador. Si se especifica una precisión, no se escriben más bytes de los indica el número, aunque no se escribe ningún carácter multibyte parcial. Advierta que la precisión determina el número de <text:span text:style-name="T7">bytes</text:span> escritos, no el número de <text:span text:style-name="T7">caracteres anchos</text:span> o <text:span text:style-name="T7">posiciones de pantalla</text:span>. El vector debe contener un carácter ancho nulo terminador, a menos que se de una precisión que sea tan pequeña que el número de bytes escritos la exceda antes de llegar al final del vector. </text:p>
      <text:p text:style-name="List_20_Heading"><text:span text:style-name="T3">C</text:span> </text:p>
      <text:p text:style-name="List_20_Contents">(No en C99.) Sinónimo de <text:span text:style-name="T3">lc</text:span>. No usar. </text:p>
      <text:p text:style-name="List_20_Heading"><text:span text:style-name="T3">S</text:span> </text:p>
      <text:p text:style-name="List_20_Contents">(No en C99.) Sinónimo de <text:span text:style-name="T3">ls</text:span>. No usar. </text:p>
      <text:p text:style-name="List_20_Heading"><text:span text:style-name="T3">p</text:span> </text:p>
      <text:p text:style-name="List_20_Contents">El argumento de tipo puntero <text:span text:style-name="T7">void *</text:span> se imprime en hexadecimal (como si se hubiera indicado <text:span text:style-name="T3">%#x</text:span> o <text:span text:style-name="T3">%#lx</text:span>). </text:p>
      <text:p text:style-name="List_20_Heading"><text:span text:style-name="T3">n</text:span> </text:p>
      <text:p text:style-name="List_20_Contents">El número de caracteres escritos hasta ahora se guarda en el entero indicado por el argumento de tipo puntero <text:span text:style-name="T7">int *</text:span> (o una variante suya). No se convierte ningún argumento. </text:p>
      <text:p text:style-name="List_20_Heading"><text:span text:style-name="T3">%</text:span> </text:p>
      <text:p text:style-name="P2">Se escribe un `%'. No se convierte ningún argumento. La especificación completa de conversión es `%%'. </text:p>
      <text:p text:style-name="Text_20_body"><text:bookmark text:name="lbAL"/> </text:p>
      <text:h text:style-name="Heading_20_2" text:outline-level="2">EJEMPLOS</text:h>
      <text:p text:style-name="Text_20_body"/>
      <text:p text:style-name="Text_20_body">Para imprimir con cinco cifras decimales: </text:p>
      <text:p text:style-name="P10">#include &lt;<text:a xlink:type="simple" xlink:href="../../../../../usr/include/math.h" text:style-name="Internet_20_link" text:visited-style-name="Visited_20_Internet_20_Link">math.h</text:a>&gt;</text:p>
      <text:p text:style-name="P10">#include &lt;<text:a xlink:type="simple" xlink:href="../../../../../usr/include/stdio.h" text:style-name="Internet_20_link" text:visited-style-name="Visited_20_Internet_20_Link">stdio.h</text:a>&gt;</text:p>
      <text:p text:style-name="P11">fprintf(stdout, "pi = %.5f\n", 4 * atan(1.0));</text:p>
      <text:p text:style-name="Text_20_body">Para imprimir una fecha y una hora de la forma `Sunday, July 3, 10:02', donde <text:span text:style-name="T7">weekday</text:span> y <text:span text:style-name="T7">month</text:span> son punteros a cadenas:</text:p>
      <text:p text:style-name="P10">#include &lt;<text:a xlink:type="simple" xlink:href="../../../../../usr/include/stdio.h" text:style-name="Internet_20_link" text:visited-style-name="Visited_20_Internet_20_Link">stdio.h</text:a>&gt;</text:p>
      <text:p text:style-name="P10">fprintf(stdout, "%s, %s %d, %.2d:%.2d\n",</text:p>
      <text:p text:style-name="P11"><text:s text:c="8"/>weekday, month, day, hour, min);</text:p>
      <text:p text:style-name="Text_20_body">Muchos países usan el orden día-mes-año. Por tanto, una versión internacionalizada debe ser capaz de mostrar los argumentos en el orden indicado por el formato:</text:p>
      <text:p text:style-name="P10">#include &lt;<text:a xlink:type="simple" xlink:href="../../../../../usr/include/stdio.h" text:style-name="Internet_20_link" text:visited-style-name="Visited_20_Internet_20_Link">stdio.h</text:a>&gt;</text:p>
      <text:p text:style-name="P10"><text:soft-page-break/>fprintf(stdout, formato,</text:p>
      <text:p text:style-name="P11"><text:s text:c="8"/>diasemana, mes, día, hora, min);</text:p>
      <text:p text:style-name="Text_20_body">donde <text:span text:style-name="T7">formato</text:span> depende de la localización y puede permutar los argumentos. Con el valor </text:p>
      <text:p text:style-name="P11">"%1$s, %3$d. %2$s, %4$d:%5$.2d\n"</text:p>
      <text:p text:style-name="Text_20_body">se podría obtener `sonntag, 3. Juli, 10:02'. </text:p>
      <text:p text:style-name="Text_20_body">Para reservar una cadena de 128 bytes e imprimir dentro de ella: Para reservar una cadena suficientemente grande e imprimir dentro de ella: (código correcto tanto para glibc 2.0 como glibc 2.1):</text:p>
      <text:p text:style-name="P10">#include &lt;<text:a xlink:type="simple" xlink:href="../../../../../usr/include/stdio.h" text:style-name="Internet_20_link" text:visited-style-name="Visited_20_Internet_20_Link">stdio.h</text:a>&gt;</text:p>
      <text:p text:style-name="P10">#include &lt;<text:a xlink:type="simple" xlink:href="../../../../../usr/include/stdlib.h" text:style-name="Internet_20_link" text:visited-style-name="Visited_20_Internet_20_Link">stdlib.h</text:a>&gt;</text:p>
      <text:p text:style-name="P10">#include &lt;<text:a xlink:type="simple" xlink:href="../../../../../usr/include/stdarg.h" text:style-name="Internet_20_link" text:visited-style-name="Visited_20_Internet_20_Link">stdarg.h</text:a>&gt;</text:p>
      <text:p text:style-name="P10">char *</text:p>
      <text:p text:style-name="P10">construye_mensaje(const char *fmt, ...) {</text:p>
      <text:p text:style-name="P10"><text:s text:c="8"/>/* Suponemos que no necesitamos más de 100 bytes. */</text:p>
      <text:p text:style-name="P10"><text:s text:c="8"/>int n, size = 100;</text:p>
      <text:p text:style-name="P10"><text:s text:c="8"/>char *p;</text:p>
      <text:p text:style-name="P10"><text:s text:c="8"/>va_list ap;</text:p>
      <text:p text:style-name="P10"><text:s text:c="8"/>if ((p = malloc (size)) == NULL)</text:p>
      <text:p text:style-name="P10"><text:s text:c="16"/>return NULL;</text:p>
      <text:p text:style-name="P10"><text:s text:c="8"/>while (1) {</text:p>
      <text:p text:style-name="P10"><text:s text:c="16"/>/* Intenta imprimir en el espacio reservado. */</text:p>
      <text:p text:style-name="P10"><text:s text:c="16"/>va_start(ap, fmt);</text:p>
      <text:p text:style-name="P10"><text:s text:c="16"/>n = vsnprintf (p, size, fmt, ap);</text:p>
      <text:p text:style-name="P10"><text:s text:c="16"/>va_end(ap);</text:p>
      <text:p text:style-name="P10"><text:s text:c="16"/>/* Si ha funcionado, devuelve la cadena. */</text:p>
      <text:p text:style-name="P10"><text:s text:c="16"/>if (n &gt; -1 &amp;&amp; n &lt; size)</text:p>
      <text:p text:style-name="P10"><text:s text:c="24"/>return p;</text:p>
      <text:p text:style-name="P10"><text:s text:c="16"/>/* Si no, inténtalo de nuevo con más espacio. */</text:p>
      <text:p text:style-name="P10"><text:s text:c="16"/>if (n &gt; -1) <text:s text:c="3"/>/* glibc 2.1 */</text:p>
      <text:p text:style-name="P10"><text:s text:c="24"/>size = n+1; /* exactamente lo que se necesita */</text:p>
      <text:p text:style-name="P10"><text:s text:c="16"/>else <text:s text:c="10"/>/* glibc 2.0 */</text:p>
      <text:p text:style-name="P10"><text:s text:c="24"/>size *= 2; <text:s/>/* el doble del tamaño anterior*/</text:p>
      <text:p text:style-name="P10"><text:s text:c="16"/>if ((p = realloc (p, size)) == NULL)</text:p>
      <text:p text:style-name="P10"><text:s text:c="24"/>return NULL;</text:p>
      <text:p text:style-name="P10"><text:s text:c="8"/>}</text:p>
      <text:p text:style-name="P11">}</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line-height="100%"/>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20:48:51.363392198</meta:creation-date>
    <dc:date>2023-10-16T21:55:20.129021674</dc:date>
    <meta:editing-duration>PT1H6M31S</meta:editing-duration>
    <meta:editing-cycles>3</meta:editing-cycles>
    <meta:generator>LibreOffice/7.5.7.1$Linux_X86_64 LibreOffice_project/50$Build-1</meta:generator>
    <meta:document-statistic meta:table-count="0" meta:image-count="0" meta:object-count="0" meta:page-count="15" meta:paragraph-count="443" meta:word-count="4923" meta:character-count="31741" meta:non-whitespace-character-count="23972"/>
  </office:meta>
</office:document-meta>
</file>